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505cm" table:align="left"/>
    </style:style>
    <style:style style:name="Tabla1.A" style:family="table-column">
      <style:table-column-properties style:column-width="1.887cm"/>
    </style:style>
    <style:style style:name="Tabla1.B" style:family="table-column">
      <style:table-column-properties style:column-width="1.889cm"/>
    </style:style>
    <style:style style:name="Tabla1.G" style:family="table-column">
      <style:table-column-properties style:column-width="2.161cm"/>
    </style:style>
    <style:style style:name="Tabla1.H" style:family="table-column">
      <style:table-column-properties style:column-width="2.0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9.647cm" fo:margin-left="2.154cm" table:align="left"/>
    </style:style>
    <style:style style:name="Tabla2.A" style:family="table-column">
      <style:table-column-properties style:column-width="2.064cm"/>
    </style:style>
    <style:style style:name="Tabla2.B" style:family="table-column">
      <style:table-column-properties style:column-width="2.381cm"/>
    </style:style>
    <style:style style:name="Tabla2.C" style:family="table-column">
      <style:table-column-properties style:column-width="2.699cm"/>
    </style:style>
    <style:style style:name="Tabla2.D" style:family="table-column">
      <style:table-column-properties style:column-width="2.50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125cm" style:rel-column-width="819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125cm" style:rel-column-width="819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H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125cm" style:rel-column-width="819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.505cm" table:align="left"/>
    </style:style>
    <style:style style:name="Tabla6.A" style:family="table-column">
      <style:table-column-properties style:column-width="1.887cm"/>
    </style:style>
    <style:style style:name="Tabla6.B" style:family="table-column">
      <style:table-column-properties style:column-width="1.889cm"/>
    </style:style>
    <style:style style:name="Tabla6.G" style:family="table-column">
      <style:table-column-properties style:column-width="2.161cm"/>
    </style:style>
    <style:style style:name="Tabla6.H" style:family="table-column">
      <style:table-column-properties style:column-width="2.011cm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none" fo:border-top="none" fo:border-bottom="none"/>
    </style:style>
    <style:style style:name="Tabla6.H2" style:family="table-cell">
      <style:table-cell-properties fo:padding="0.097cm" fo:border-left="0.05pt solid #000000" fo:border-right="0.05pt solid #000000" fo:border-top="none" fo:border-bottom="none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e40" officeooo:paragraph-rsid="000e1e40"/>
    </style:style>
    <style:style style:name="P2" style:family="paragraph" style:parent-style-name="Standard">
      <style:text-properties officeooo:rsid="000e1e40" officeooo:paragraph-rsid="00101670"/>
    </style:style>
    <style:style style:name="P3" style:family="paragraph" style:parent-style-name="Standard">
      <style:text-properties officeooo:rsid="000e1e40" officeooo:paragraph-rsid="00161a2e"/>
    </style:style>
    <style:style style:name="P4" style:family="paragraph" style:parent-style-name="Standard">
      <style:text-properties officeooo:rsid="000e1e40" officeooo:paragraph-rsid="001df3c6"/>
    </style:style>
    <style:style style:name="P5" style:family="paragraph" style:parent-style-name="Standard">
      <style:text-properties officeooo:rsid="000e1e40" officeooo:paragraph-rsid="0020ed2a"/>
    </style:style>
    <style:style style:name="P6" style:family="paragraph" style:parent-style-name="Standard">
      <style:text-properties fo:font-weight="bold" officeooo:rsid="000e1e40" officeooo:paragraph-rsid="000e1e40" style:font-weight-asian="bold" style:font-weight-complex="bold"/>
    </style:style>
    <style:style style:name="P7" style:family="paragraph" style:parent-style-name="Standard">
      <style:text-properties fo:font-weight="bold" officeooo:rsid="000e1e40" officeooo:paragraph-rsid="001df3c6" style:font-weight-asian="bold" style:font-weight-complex="bold"/>
    </style:style>
    <style:style style:name="P8" style:family="paragraph" style:parent-style-name="Standard">
      <style:text-properties officeooo:paragraph-rsid="00119af3"/>
    </style:style>
    <style:style style:name="P9" style:family="paragraph" style:parent-style-name="Standard">
      <style:text-properties officeooo:paragraph-rsid="001afbee"/>
    </style:style>
    <style:style style:name="P10" style:family="paragraph" style:parent-style-name="Standard">
      <style:text-properties officeooo:paragraph-rsid="00197428"/>
    </style:style>
    <style:style style:name="P11" style:family="paragraph" style:parent-style-name="Standard">
      <style:text-properties officeooo:rsid="001df3c6" officeooo:paragraph-rsid="001df3c6"/>
    </style:style>
    <style:style style:name="P12" style:family="paragraph" style:parent-style-name="Standard">
      <style:text-properties style:text-underline-style="solid" style:text-underline-width="auto" style:text-underline-color="font-color" officeooo:rsid="001df3c6" officeooo:paragraph-rsid="001df3c6"/>
    </style:style>
    <style:style style:name="P13" style:family="paragraph" style:parent-style-name="Standard">
      <style:text-properties style:text-underline-style="solid" style:text-underline-width="auto" style:text-underline-color="font-color" officeooo:rsid="002346dc" officeooo:paragraph-rsid="002346dc"/>
    </style:style>
    <style:style style:name="P14" style:family="paragraph" style:parent-style-name="Standard">
      <style:text-properties officeooo:paragraph-rsid="001df3c6"/>
    </style:style>
    <style:style style:name="P15" style:family="paragraph" style:parent-style-name="Standard">
      <style:text-properties officeooo:paragraph-rsid="001e6b98"/>
    </style:style>
    <style:style style:name="P16" style:family="paragraph" style:parent-style-name="Standard">
      <style:text-properties officeooo:rsid="00224a44" officeooo:paragraph-rsid="00224a44"/>
    </style:style>
    <style:style style:name="P17" style:family="paragraph" style:parent-style-name="Standard">
      <style:text-properties style:text-underline-style="none" officeooo:rsid="002346dc" officeooo:paragraph-rsid="002346dc"/>
    </style:style>
    <style:style style:name="P18" style:family="paragraph" style:parent-style-name="Table_20_Heading">
      <style:text-properties officeooo:rsid="002346dc" officeooo:paragraph-rsid="002346dc"/>
    </style:style>
    <style:style style:name="P19" style:family="paragraph" style:parent-style-name="Table_20_Contents">
      <style:text-properties officeooo:rsid="002346dc" officeooo:paragraph-rsid="002346dc"/>
    </style:style>
    <style:style style:name="P20" style:family="paragraph" style:parent-style-name="Table_20_Contents">
      <style:paragraph-properties fo:text-align="center" style:justify-single-word="false"/>
      <style:text-properties officeooo:rsid="002346dc" officeooo:paragraph-rsid="002346dc"/>
    </style:style>
    <style:style style:name="P21" style:family="paragraph" style:parent-style-name="Standard">
      <style:text-properties style:text-underline-style="solid" style:text-underline-width="auto" style:text-underline-color="font-color" officeooo:rsid="001df3c6" officeooo:paragraph-rsid="00250794"/>
    </style:style>
    <style:style style:name="P22" style:family="paragraph" style:parent-style-name="Standard">
      <style:text-properties style:text-underline-style="solid" style:text-underline-width="auto" style:text-underline-color="font-color" officeooo:rsid="001df3c6" officeooo:paragraph-rsid="001df3c6"/>
    </style:style>
    <style:style style:name="P23" style:family="paragraph" style:parent-style-name="Standard">
      <style:text-properties style:text-underline-style="solid" style:text-underline-width="auto" style:text-underline-color="font-color" officeooo:rsid="001df3c6" officeooo:paragraph-rsid="00260070"/>
    </style:style>
    <style:style style:name="P24" style:family="paragraph" style:parent-style-name="Standard">
      <style:text-properties style:text-underline-style="solid" style:text-underline-width="auto" style:text-underline-color="font-color" officeooo:rsid="001df3c6" officeooo:paragraph-rsid="002a5769"/>
    </style:style>
    <style:style style:name="P25" style:family="paragraph" style:parent-style-name="Standard">
      <style:text-properties style:text-underline-style="none" officeooo:rsid="002346dc" officeooo:paragraph-rsid="002346dc"/>
    </style:style>
    <style:style style:name="P26" style:family="paragraph" style:parent-style-name="Standard">
      <style:text-properties style:text-underline-style="none" officeooo:rsid="00260070" officeooo:paragraph-rsid="00260070"/>
    </style:style>
    <style:style style:name="P27" style:family="paragraph" style:parent-style-name="Standard">
      <style:text-properties fo:font-size="15pt" style:text-underline-style="none" officeooo:rsid="00250794" officeooo:paragraph-rsid="00250794" style:font-size-asian="15pt" style:font-size-complex="15pt"/>
    </style:style>
    <style:style style:name="P28" style:family="paragraph" style:parent-style-name="Standard">
      <style:text-properties fo:font-style="italic" style:text-underline-style="none" officeooo:rsid="002a5769" officeooo:paragraph-rsid="002a5769" style:font-style-asian="italic" style:font-style-complex="italic"/>
    </style:style>
    <style:style style:name="P29" style:family="paragraph" style:parent-style-name="Table_20_Contents">
      <style:text-properties officeooo:rsid="00237942" officeooo:paragraph-rsid="00237942"/>
    </style:style>
    <style:style style:name="P30" style:family="paragraph" style:parent-style-name="Table_20_Contents">
      <style:text-properties officeooo:rsid="002346dc" officeooo:paragraph-rsid="00260070"/>
    </style:style>
    <style:style style:name="P31" style:family="paragraph" style:parent-style-name="Table_20_Contents">
      <style:text-properties officeooo:rsid="00250794" officeooo:paragraph-rsid="00250794"/>
    </style:style>
    <style:style style:name="P32" style:family="paragraph" style:parent-style-name="Table_20_Contents">
      <style:text-properties fo:font-weight="bold" officeooo:rsid="002346dc" officeooo:paragraph-rsid="002346dc" style:font-weight-asian="bold" style:font-weight-complex="bold"/>
    </style:style>
    <style:style style:name="P33" style:family="paragraph" style:parent-style-name="Table_20_Contents">
      <style:text-properties fo:font-weight="bold" officeooo:rsid="002346dc" officeooo:paragraph-rsid="00250794" style:font-weight-asian="bold" style:font-weight-complex="bold"/>
    </style:style>
    <style:style style:name="P34" style:family="paragraph" style:parent-style-name="Table_20_Heading">
      <style:text-properties officeooo:rsid="002346dc" officeooo:paragraph-rsid="002346dc"/>
    </style:style>
    <style:style style:name="P35" style:family="paragraph" style:parent-style-name="Table_20_Heading">
      <style:text-properties officeooo:rsid="002346dc" officeooo:paragraph-rsid="00237942"/>
    </style:style>
    <style:style style:name="P36" style:family="paragraph" style:parent-style-name="Table_20_Heading">
      <style:text-properties officeooo:rsid="002346dc" officeooo:paragraph-rsid="00250794"/>
    </style:style>
    <style:style style:name="P37" style:family="paragraph" style:parent-style-name="Table_20_Heading">
      <style:text-properties officeooo:rsid="002346dc" officeooo:paragraph-rsid="00260070"/>
    </style:style>
    <style:style style:name="P38" style:family="paragraph" style:parent-style-name="Table_20_Heading">
      <style:text-properties officeooo:rsid="00237942" officeooo:paragraph-rsid="00237942"/>
    </style:style>
    <style:style style:name="P39" style:family="paragraph" style:parent-style-name="Table_20_Heading">
      <style:text-properties officeooo:rsid="00237942" officeooo:paragraph-rsid="00250794"/>
    </style:style>
    <style:style style:name="P40" style:family="paragraph" style:parent-style-name="Table_20_Heading">
      <style:text-properties officeooo:rsid="00260070" officeooo:paragraph-rsid="00260070"/>
    </style:style>
    <style:style style:name="P41" style:family="paragraph" style:parent-style-name="Table_20_Heading">
      <style:text-properties fo:font-weight="normal" officeooo:rsid="00260070" officeooo:paragraph-rsid="00260070" style:font-weight-asian="normal" style:font-weight-complex="normal"/>
    </style:style>
    <style:style style:name="T1" style:family="text">
      <style:text-properties officeooo:rsid="000e1e40"/>
    </style:style>
    <style:style style:name="T2" style:family="text">
      <style:text-properties officeooo:rsid="000e32a6"/>
    </style:style>
    <style:style style:name="T3" style:family="text">
      <style:text-properties officeooo:rsid="00161a2e"/>
    </style:style>
    <style:style style:name="T4" style:family="text">
      <style:text-properties officeooo:rsid="001df3c6"/>
    </style:style>
    <style:style style:name="T5" style:family="text">
      <style:text-properties officeooo:rsid="00224a44"/>
    </style:style>
    <style:style style:name="T6" style:family="text">
      <style:text-properties officeooo:rsid="00237942"/>
    </style:style>
    <style:style style:name="T7" style:family="text">
      <style:text-properties officeooo:rsid="00250794"/>
    </style:style>
    <style:style style:name="T8" style:family="text">
      <style:text-properties officeooo:rsid="00260070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6 Diciembre 2016</text:p>
      <text:p text:style-name="P13"/>
      <text:p text:style-name="P17">Yields según las regiones del análisis </text:p>
      <text:p text:style-name="P17"/>
      <text:p text:style-name="P27">&gt;= 1 TAG</text:p>
      <text:p text:style-name="P17"/>
      <text:p text:style-name="P17"/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column table:style-name="Tabla1.H"/>
        <table:table-row>
          <table:table-cell table:style-name="Tabla1.A1" office:value-type="string">
            <text:p text:style-name="P18">SR1</text:p>
          </table:table-cell>
          <table:table-cell table:style-name="Tabla1.A1" office:value-type="string">
            <text:p text:style-name="P18">TTbar</text:p>
          </table:table-cell>
          <table:table-cell table:style-name="Tabla1.A1" office:value-type="string">
            <text:p text:style-name="P18">ST</text:p>
          </table:table-cell>
          <table:table-cell table:style-name="Tabla1.A1" office:value-type="string">
            <text:p text:style-name="P18">DYJets</text:p>
          </table:table-cell>
          <table:table-cell table:style-name="Tabla1.A1" office:value-type="string">
            <text:p text:style-name="P18">WW</text:p>
          </table:table-cell>
          <table:table-cell table:style-name="Tabla1.A1" office:value-type="string">
            <text:p text:style-name="P18">TTV</text:p>
          </table:table-cell>
          <table:table-cell table:style-name="Tabla1.A1" office:value-type="string">
            <text:p text:style-name="P18">VZ</text:p>
          </table:table-cell>
          <table:table-cell table:style-name="Tabla1.H1" office:value-type="string">
            <text:p text:style-name="P18">Total MC</text:p>
          </table:table-cell>
        </table:table-row>
        <table:table-row>
          <table:table-cell table:style-name="Tabla1.A2" office:value-type="string">
            <text:p text:style-name="P32">ee</text:p>
          </table:table-cell>
          <table:table-cell table:style-name="Tabla1.A2" office:value-type="string">
            <text:p text:style-name="P19">1489.84</text:p>
          </table:table-cell>
          <table:table-cell table:style-name="Tabla1.A2" office:value-type="string">
            <text:p text:style-name="P19">100.761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4.85905</text:p>
          </table:table-cell>
          <table:table-cell table:style-name="Tabla1.A2" office:value-type="string">
            <text:p text:style-name="P19">7.93231</text:p>
          </table:table-cell>
          <table:table-cell table:style-name="Tabla1.A2" office:value-type="string">
            <text:p text:style-name="P19">0.0925233</text:p>
          </table:table-cell>
          <table:table-cell table:style-name="Tabla1.H2" office:value-type="string">
            <text:p text:style-name="P29">1603.48</text:p>
          </table:table-cell>
        </table:table-row>
        <table:table-row>
          <table:table-cell table:style-name="Tabla1.A2" office:value-type="string">
            <text:p text:style-name="P32">mm</text:p>
          </table:table-cell>
          <table:table-cell table:style-name="Tabla1.A2" office:value-type="string">
            <text:p text:style-name="P19">3107.84</text:p>
          </table:table-cell>
          <table:table-cell table:style-name="Tabla1.A2" office:value-type="string">
            <text:p text:style-name="P19">226.659</text:p>
          </table:table-cell>
          <table:table-cell table:style-name="Tabla1.A2" office:value-type="string">
            <text:p text:style-name="P19">0.497339</text:p>
          </table:table-cell>
          <table:table-cell table:style-name="Tabla1.A2" office:value-type="string">
            <text:p text:style-name="P19">11.1475</text:p>
          </table:table-cell>
          <table:table-cell table:style-name="Tabla1.A2" office:value-type="string">
            <text:p text:style-name="P19">14.8913</text:p>
          </table:table-cell>
          <table:table-cell table:style-name="Tabla1.A2" office:value-type="string">
            <text:p text:style-name="P19">0.210575</text:p>
          </table:table-cell>
          <table:table-cell table:style-name="Tabla1.H2" office:value-type="string">
            <text:p text:style-name="P29">3361.25</text:p>
          </table:table-cell>
        </table:table-row>
        <table:table-row>
          <table:table-cell table:style-name="Tabla1.A2" office:value-type="string">
            <text:p text:style-name="P32">em</text:p>
          </table:table-cell>
          <table:table-cell table:style-name="Tabla1.A2" office:value-type="string">
            <text:p text:style-name="P19">5442.89</text:p>
          </table:table-cell>
          <table:table-cell table:style-name="Tabla1.A2" office:value-type="string">
            <text:p text:style-name="P19">297.39</text:p>
          </table:table-cell>
          <table:table-cell table:style-name="Tabla1.A2" office:value-type="string">
            <text:p text:style-name="P19">0</text:p>
          </table:table-cell>
          <table:table-cell table:style-name="Tabla1.A2" office:value-type="string">
            <text:p text:style-name="P19">15.491</text:p>
          </table:table-cell>
          <table:table-cell table:style-name="Tabla1.A2" office:value-type="string">
            <text:p text:style-name="P19">24.5035</text:p>
          </table:table-cell>
          <table:table-cell table:style-name="Tabla1.A2" office:value-type="string">
            <text:p text:style-name="P19">0</text:p>
          </table:table-cell>
          <table:table-cell table:style-name="Tabla1.H2" office:value-type="string">
            <text:p text:style-name="P29">5780.27</text:p>
          </table:table-cell>
        </table:table-row>
      </table:table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8">SR1</text:p>
          </table:table-cell>
          <table:table-cell table:style-name="Tabla2.A1" office:value-type="string">
            <text:p text:style-name="P18">(350, 175)</text:p>
          </table:table-cell>
          <table:table-cell table:style-name="Tabla2.A1" office:value-type="string">
            <text:p text:style-name="P18">(350,225)</text:p>
          </table:table-cell>
          <table:table-cell table:style-name="Tabla2.D1" office:value-type="string">
            <text:p text:style-name="P18">(350, 263)</text:p>
          </table:table-cell>
        </table:table-row>
        <table:table-row>
          <table:table-cell table:style-name="Tabla2.A2" office:value-type="string">
            <text:p text:style-name="P32">ee</text:p>
          </table:table-cell>
          <table:table-cell table:style-name="Tabla2.A2" office:value-type="string">
            <text:p text:style-name="P20">15.2754</text:p>
          </table:table-cell>
          <table:table-cell table:style-name="Tabla2.A2" office:value-type="string">
            <text:p text:style-name="P20">11.1276</text:p>
          </table:table-cell>
          <table:table-cell table:style-name="Tabla2.D2" office:value-type="string">
            <text:p text:style-name="P20">1.17019</text:p>
          </table:table-cell>
        </table:table-row>
        <table:table-row>
          <table:table-cell table:style-name="Tabla2.A2" office:value-type="string">
            <text:p text:style-name="P32">mm</text:p>
          </table:table-cell>
          <table:table-cell table:style-name="Tabla2.A2" office:value-type="string">
            <text:p text:style-name="P20">28.1883</text:p>
          </table:table-cell>
          <table:table-cell table:style-name="Tabla2.A2" office:value-type="string">
            <text:p text:style-name="P20">22.8285</text:p>
          </table:table-cell>
          <table:table-cell table:style-name="Tabla2.D2" office:value-type="string">
            <text:p text:style-name="P20">2.22692</text:p>
          </table:table-cell>
        </table:table-row>
        <table:table-row>
          <table:table-cell table:style-name="Tabla2.A2" office:value-type="string">
            <text:p text:style-name="P32">em</text:p>
          </table:table-cell>
          <table:table-cell table:style-name="Tabla2.A2" office:value-type="string">
            <text:p text:style-name="P20">58.6043</text:p>
          </table:table-cell>
          <table:table-cell table:style-name="Tabla2.A2" office:value-type="string">
            <text:p text:style-name="P20">35.4695</text:p>
          </table:table-cell>
          <table:table-cell table:style-name="Tabla2.D2" office:value-type="string">
            <text:p text:style-name="P20">6.13697</text:p>
          </table:table-cell>
        </table:table-row>
      </table:table>
      <text:p text:style-name="P12"/>
      <text:p text:style-name="P12"/>
      <text:p text:style-name="P12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36">SR1 <text:s/><text:span text:style-name="T6">(350,175)</text:span></text:p>
          </table:table-cell>
          <table:table-cell table:style-name="Tabla5.A1" office:value-type="string">
            <text:p text:style-name="P36">TTbar</text:p>
          </table:table-cell>
          <table:table-cell table:style-name="Tabla5.A1" office:value-type="string">
            <text:p text:style-name="P36">ST</text:p>
          </table:table-cell>
          <table:table-cell table:style-name="Tabla5.A1" office:value-type="string">
            <text:p text:style-name="P36">DYJets</text:p>
          </table:table-cell>
          <table:table-cell table:style-name="Tabla5.A1" office:value-type="string">
            <text:p text:style-name="P36">WW</text:p>
          </table:table-cell>
          <table:table-cell table:style-name="Tabla5.A1" office:value-type="string">
            <text:p text:style-name="P36">TTV</text:p>
          </table:table-cell>
          <table:table-cell table:style-name="Tabla5.A1" office:value-type="string">
            <text:p text:style-name="P36">VZ</text:p>
          </table:table-cell>
          <table:table-cell table:style-name="Tabla5.H1" office:value-type="string">
            <text:p text:style-name="P39">Total </text:p>
            <text:p text:style-name="P39"><text:s/>MC</text:p>
          </table:table-cell>
        </table:table-row>
        <table:table-row>
          <table:table-cell table:style-name="Tabla5.A2" office:value-type="string">
            <text:p text:style-name="P33">ee</text:p>
          </table:table-cell>
          <table:table-cell table:style-name="Tabla5.A2" office:value-type="string">
            <text:p text:style-name="P31">0.0102</text:p>
          </table:table-cell>
          <table:table-cell table:style-name="Tabla5.A2" office:value-type="string">
            <text:p text:style-name="P31">0.1516</text:p>
          </table:table-cell>
          <table:table-cell table:style-name="Tabla5.A2" office:value-type="string">
            <text:p text:style-name="P31">yield = 0</text:p>
          </table:table-cell>
          <table:table-cell table:style-name="Tabla5.A2" office:value-type="string">
            <text:p text:style-name="P31">3.14371</text:p>
          </table:table-cell>
          <table:table-cell table:style-name="Tabla5.A2" office:value-type="string">
            <text:p text:style-name="P31">1.9257</text:p>
          </table:table-cell>
          <table:table-cell table:style-name="Tabla5.A2" office:value-type="string">
            <text:p text:style-name="P31">165.098</text:p>
          </table:table-cell>
          <table:table-cell table:style-name="Tabla5.H2" office:value-type="string">
            <text:p text:style-name="P31">0.0095</text:p>
          </table:table-cell>
        </table:table-row>
        <table:table-row>
          <table:table-cell table:style-name="Tabla5.A2" office:value-type="string">
            <text:p text:style-name="P33">mm</text:p>
          </table:table-cell>
          <table:table-cell table:style-name="Tabla5.A2" office:value-type="string">
            <text:p text:style-name="P31">0.0091</text:p>
          </table:table-cell>
          <table:table-cell table:style-name="Tabla5.A2" office:value-type="string">
            <text:p text:style-name="P31">0.1243</text:p>
          </table:table-cell>
          <table:table-cell table:style-name="Tabla5.A2" office:value-type="string">
            <text:p text:style-name="P31">56.678</text:p>
          </table:table-cell>
          <table:table-cell table:style-name="Tabla5.A2" office:value-type="string">
            <text:p text:style-name="P31">2.52867</text:p>
          </table:table-cell>
          <table:table-cell table:style-name="Tabla5.A2" office:value-type="string">
            <text:p text:style-name="P31">1.8929</text:p>
          </table:table-cell>
          <table:table-cell table:style-name="Tabla5.A2" office:value-type="string">
            <text:p text:style-name="P31">133.863</text:p>
          </table:table-cell>
          <table:table-cell table:style-name="Tabla5.H2" office:value-type="string">
            <text:p text:style-name="P31">0.0084</text:p>
          </table:table-cell>
        </table:table-row>
        <table:table-row>
          <table:table-cell table:style-name="Tabla5.A2" office:value-type="string">
            <text:p text:style-name="P33">em</text:p>
          </table:table-cell>
          <table:table-cell table:style-name="Tabla5.A2" office:value-type="string">
            <text:p text:style-name="P31">0.0108</text:p>
          </table:table-cell>
          <table:table-cell table:style-name="Tabla5.A2" office:value-type="string">
            <text:p text:style-name="P31">0.1970</text:p>
          </table:table-cell>
          <table:table-cell table:style-name="Tabla5.A2" office:value-type="string">
            <text:p text:style-name="P31">yield = 0</text:p>
          </table:table-cell>
          <table:table-cell table:style-name="Tabla5.A2" office:value-type="string">
            <text:p text:style-name="P31">3.78311</text:p>
          </table:table-cell>
          <table:table-cell table:style-name="Tabla5.A2" office:value-type="string">
            <text:p text:style-name="P31">2.3917</text:p>
          </table:table-cell>
          <table:table-cell table:style-name="Tabla5.A2" office:value-type="string">
            <text:p text:style-name="P31">yield = 0</text:p>
          </table:table-cell>
          <table:table-cell table:style-name="Tabla5.H2" office:value-type="string">
            <text:p text:style-name="P31">0.0101</text:p>
          </table:table-cell>
        </table:table-row>
      </table:table>
      <text:p text:style-name="P21"/>
      <text:p text:style-name="P12"/>
      <text:p text:style-name="P12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35">SR1 <text:s/><text:span text:style-name="T6">(350,225)</text:span></text:p>
          </table:table-cell>
          <table:table-cell table:style-name="Tabla3.A1" office:value-type="string">
            <text:p text:style-name="P18">TTbar</text:p>
          </table:table-cell>
          <table:table-cell table:style-name="Tabla3.A1" office:value-type="string">
            <text:p text:style-name="P18">ST</text:p>
          </table:table-cell>
          <table:table-cell table:style-name="Tabla3.A1" office:value-type="string">
            <text:p text:style-name="P18">DYJets</text:p>
          </table:table-cell>
          <table:table-cell table:style-name="Tabla3.A1" office:value-type="string">
            <text:p text:style-name="P18">WW</text:p>
          </table:table-cell>
          <table:table-cell table:style-name="Tabla3.A1" office:value-type="string">
            <text:p text:style-name="P18">TTV</text:p>
          </table:table-cell>
          <table:table-cell table:style-name="Tabla3.A1" office:value-type="string">
            <text:p text:style-name="P18">VZ</text:p>
          </table:table-cell>
          <table:table-cell table:style-name="Tabla3.H1" office:value-type="string">
            <text:p text:style-name="P38">Total </text:p>
            <text:p text:style-name="P38"><text:s/>MC</text:p>
          </table:table-cell>
        </table:table-row>
        <table:table-row>
          <table:table-cell table:style-name="Tabla3.A2" office:value-type="string">
            <text:p text:style-name="P32">ee</text:p>
          </table:table-cell>
          <table:table-cell table:style-name="Tabla3.A2" office:value-type="string">
            <text:p text:style-name="P29">0.0075</text:p>
          </table:table-cell>
          <table:table-cell table:style-name="Tabla3.A2" office:value-type="string">
            <text:p text:style-name="P29">0.1104</text:p>
          </table:table-cell>
          <table:table-cell table:style-name="Tabla3.A2" office:value-type="string">
            <text:p text:style-name="P29">yield = 0 </text:p>
          </table:table-cell>
          <table:table-cell table:style-name="Tabla3.A2" office:value-type="string">
            <text:p text:style-name="P29">2.290<text:span text:style-name="T7">1</text:span></text:p>
          </table:table-cell>
          <table:table-cell table:style-name="Tabla3.A2" office:value-type="string">
            <text:p text:style-name="P29">1.4028</text:p>
          </table:table-cell>
          <table:table-cell table:style-name="Tabla3.A2" office:value-type="string">
            <text:p text:style-name="P29">120.268</text:p>
          </table:table-cell>
          <table:table-cell table:style-name="Tabla3.H2" office:value-type="string">
            <text:p text:style-name="P29">0.0069</text:p>
          </table:table-cell>
        </table:table-row>
        <table:table-row>
          <table:table-cell table:style-name="Tabla3.A2" office:value-type="string">
            <text:p text:style-name="P32">mm</text:p>
          </table:table-cell>
          <table:table-cell table:style-name="Tabla3.A2" office:value-type="string">
            <text:p text:style-name="P29">0.0073</text:p>
          </table:table-cell>
          <table:table-cell table:style-name="Tabla3.A2" office:value-type="string">
            <text:p text:style-name="P29">0.1007</text:p>
          </table:table-cell>
          <table:table-cell table:style-name="Tabla3.A2" office:value-type="string">
            <text:p text:style-name="P29">45.9013</text:p>
          </table:table-cell>
          <table:table-cell table:style-name="Tabla3.A2" office:value-type="string">
            <text:p text:style-name="P29">2.0478</text:p>
          </table:table-cell>
          <table:table-cell table:style-name="Tabla3.A2" office:value-type="string">
            <text:p text:style-name="P29">1.533</text:p>
          </table:table-cell>
          <table:table-cell table:style-name="Tabla3.A2" office:value-type="string">
            <text:p text:style-name="P29">108.41</text:p>
          </table:table-cell>
          <table:table-cell table:style-name="Tabla3.H2" office:value-type="string">
            <text:p text:style-name="P29">0.006<text:span text:style-name="T7">8</text:span></text:p>
          </table:table-cell>
        </table:table-row>
        <table:table-row>
          <table:table-cell table:style-name="Tabla3.A2" office:value-type="string">
            <text:p text:style-name="P32">em</text:p>
          </table:table-cell>
          <table:table-cell table:style-name="Tabla3.A2" office:value-type="string">
            <text:p text:style-name="P29">0.0065</text:p>
          </table:table-cell>
          <table:table-cell table:style-name="Tabla3.A2" office:value-type="string">
            <text:p text:style-name="P29">0.1193</text:p>
          </table:table-cell>
          <table:table-cell table:style-name="Tabla3.A2" office:value-type="string">
            <text:p text:style-name="P29">yield = 0 </text:p>
          </table:table-cell>
          <table:table-cell table:style-name="Tabla3.A2" office:value-type="string">
            <text:p text:style-name="P29">2.289<text:span text:style-name="T7">7</text:span></text:p>
          </table:table-cell>
          <table:table-cell table:style-name="Tabla3.A2" office:value-type="string">
            <text:p text:style-name="P29">1.4475</text:p>
          </table:table-cell>
          <table:table-cell table:style-name="Tabla3.A2" office:value-type="string">
            <text:p text:style-name="P29"><text:s/>yield = 0</text:p>
          </table:table-cell>
          <table:table-cell table:style-name="Tabla3.H2" office:value-type="string">
            <text:p text:style-name="P29">0.0061</text:p>
          </table:table-cell>
        </table:table-row>
      </table:table>
      <text:p text:style-name="P12"/>
      <text:p text:style-name="P12"/>
      <text:p text:style-name="P21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36">SR1 <text:s/><text:span text:style-name="T6">(350,263)</text:span></text:p>
          </table:table-cell>
          <table:table-cell table:style-name="Tabla4.A1" office:value-type="string">
            <text:p text:style-name="P36">TTbar</text:p>
          </table:table-cell>
          <table:table-cell table:style-name="Tabla4.A1" office:value-type="string">
            <text:p text:style-name="P36">ST</text:p>
          </table:table-cell>
          <table:table-cell table:style-name="Tabla4.A1" office:value-type="string">
            <text:p text:style-name="P36">DYJets</text:p>
          </table:table-cell>
          <table:table-cell table:style-name="Tabla4.A1" office:value-type="string">
            <text:p text:style-name="P36">WW</text:p>
          </table:table-cell>
          <table:table-cell table:style-name="Tabla4.A1" office:value-type="string">
            <text:p text:style-name="P36">TTV</text:p>
          </table:table-cell>
          <table:table-cell table:style-name="Tabla4.A1" office:value-type="string">
            <text:p text:style-name="P36">VZ</text:p>
          </table:table-cell>
          <table:table-cell table:style-name="Tabla4.H1" office:value-type="string">
            <text:p text:style-name="P39">Total </text:p>
            <text:p text:style-name="P39"><text:s/>MC</text:p>
          </table:table-cell>
        </table:table-row>
        <table:table-row>
          <table:table-cell table:style-name="Tabla4.A2" office:value-type="string">
            <text:p text:style-name="P33">ee</text:p>
          </table:table-cell>
          <table:table-cell table:style-name="Tabla4.A2" office:value-type="string">
            <text:p text:style-name="P31">0.00078</text:p>
          </table:table-cell>
          <table:table-cell table:style-name="Tabla4.A2" office:value-type="string">
            <text:p text:style-name="P31">0.01161</text:p>
          </table:table-cell>
          <table:table-cell table:style-name="Tabla4.A2" office:value-type="string">
            <text:p text:style-name="P31">yield = 0</text:p>
          </table:table-cell>
          <table:table-cell table:style-name="Tabla4.A2" office:value-type="string">
            <text:p text:style-name="P31">0.2408</text:p>
          </table:table-cell>
          <table:table-cell table:style-name="Tabla4.A2" office:value-type="string">
            <text:p text:style-name="P31">0.1475</text:p>
          </table:table-cell>
          <table:table-cell table:style-name="Tabla4.A2" office:value-type="string">
            <text:p text:style-name="P31">12.6475</text:p>
          </table:table-cell>
          <table:table-cell table:style-name="Tabla4.H2" office:value-type="string">
            <text:p text:style-name="P31">0.0007</text:p>
          </table:table-cell>
        </table:table-row>
        <table:table-row>
          <table:table-cell table:style-name="Tabla4.A2" office:value-type="string">
            <text:p text:style-name="P33">mm</text:p>
          </table:table-cell>
          <table:table-cell table:style-name="Tabla4.A2" office:value-type="string">
            <text:p text:style-name="P31">0.00072</text:p>
          </table:table-cell>
          <table:table-cell table:style-name="Tabla4.A2" office:value-type="string">
            <text:p text:style-name="P31">0.00982</text:p>
          </table:table-cell>
          <table:table-cell table:style-name="Tabla4.A2" office:value-type="string">
            <text:p text:style-name="P31">4.4777</text:p>
          </table:table-cell>
          <table:table-cell table:style-name="Tabla4.A2" office:value-type="string">
            <text:p text:style-name="P31">0.1997</text:p>
          </table:table-cell>
          <table:table-cell table:style-name="Tabla4.A2" office:value-type="string">
            <text:p text:style-name="P31">0.1495</text:p>
          </table:table-cell>
          <table:table-cell table:style-name="Tabla4.A2" office:value-type="string">
            <text:p text:style-name="P31">10.5754</text:p>
          </table:table-cell>
          <table:table-cell table:style-name="Tabla4.H2" office:value-type="string">
            <text:p text:style-name="P31">0.0007</text:p>
          </table:table-cell>
        </table:table-row>
        <table:table-row>
          <table:table-cell table:style-name="Tabla4.A2" office:value-type="string">
            <text:p text:style-name="P33">em</text:p>
          </table:table-cell>
          <table:table-cell table:style-name="Tabla4.A2" office:value-type="string">
            <text:p text:style-name="P31">0.00113</text:p>
          </table:table-cell>
          <table:table-cell table:style-name="Tabla4.A2" office:value-type="string">
            <text:p text:style-name="P31">0.02063</text:p>
          </table:table-cell>
          <table:table-cell table:style-name="Tabla4.A2" office:value-type="string">
            <text:p text:style-name="P31">yield = 0</text:p>
          </table:table-cell>
          <table:table-cell table:style-name="Tabla4.A2" office:value-type="string">
            <text:p text:style-name="P31">0.3961</text:p>
          </table:table-cell>
          <table:table-cell table:style-name="Tabla4.A2" office:value-type="string">
            <text:p text:style-name="P31">0.2504</text:p>
          </table:table-cell>
          <table:table-cell table:style-name="Tabla4.A2" office:value-type="string">
            <text:p text:style-name="P31">yield = 0</text:p>
          </table:table-cell>
          <table:table-cell table:style-name="Tabla4.H2" office:value-type="string">
            <text:p text:style-name="P31">0.0010</text:p>
          </table:table-cell>
        </table:table-row>
      </table:table>
      <text:p text:style-name="P21"/>
      <text:p text:style-name="P21"/>
      <text:p text:style-name="P21"/>
      <text:p text:style-name="P12"/>
      <text:p text:style-name="P23"><text:soft-page-break/></text:p>
      <table:table table:name="Tabla6" table:style-name="Tabla6">
        <table:table-column table:style-name="Tabla6.A"/>
        <table:table-column table:style-name="Tabla6.B" table:number-columns-repeated="5"/>
        <table:table-column table:style-name="Tabla6.G"/>
        <table:table-column table:style-name="Tabla6.H"/>
        <table:table-row>
          <table:table-cell table:style-name="Tabla6.A1" office:value-type="string">
            <text:p text:style-name="P37">SR<text:span text:style-name="T8">2</text:span></text:p>
          </table:table-cell>
          <table:table-cell table:style-name="Tabla6.A1" office:value-type="string">
            <text:p text:style-name="P37">TTbar</text:p>
          </table:table-cell>
          <table:table-cell table:style-name="Tabla6.A1" office:value-type="string">
            <text:p text:style-name="P37">ST</text:p>
          </table:table-cell>
          <table:table-cell table:style-name="Tabla6.A1" office:value-type="string">
            <text:p text:style-name="P37">DYJets</text:p>
          </table:table-cell>
          <table:table-cell table:style-name="Tabla6.A1" office:value-type="string">
            <text:p text:style-name="P37">WW</text:p>
          </table:table-cell>
          <table:table-cell table:style-name="Tabla6.A1" office:value-type="string">
            <text:p text:style-name="P37">TTV</text:p>
          </table:table-cell>
          <table:table-cell table:style-name="Tabla6.A1" office:value-type="string">
            <text:p text:style-name="P37">VZ</text:p>
          </table:table-cell>
          <table:table-cell table:style-name="Tabla6.H1" office:value-type="string">
            <text:p text:style-name="P37">Total MC</text:p>
          </table:table-cell>
        </table:table-row>
        <table:table-row>
          <table:table-cell table:style-name="Tabla6.A2" office:value-type="string">
            <text:p text:style-name="P40">ee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H2" office:value-type="string">
            <text:p text:style-name="P37"/>
          </table:table-cell>
        </table:table-row>
        <table:table-row>
          <table:table-cell table:style-name="Tabla6.A2" office:value-type="string">
            <text:p text:style-name="P40">mm</text:p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7"/>
          </table:table-cell>
          <table:table-cell table:style-name="Tabla6.H2" office:value-type="string">
            <text:p text:style-name="P37"/>
          </table:table-cell>
        </table:table-row>
        <table:table-row>
          <table:table-cell table:style-name="Tabla6.A4" office:value-type="string">
            <text:p text:style-name="P40">em</text:p>
          </table:table-cell>
          <table:table-cell table:style-name="Tabla6.A4" office:value-type="string">
            <text:p text:style-name="P37"/>
          </table:table-cell>
          <table:table-cell table:style-name="Tabla6.A4" office:value-type="string">
            <text:p text:style-name="P37"/>
          </table:table-cell>
          <table:table-cell table:style-name="Tabla6.A4" office:value-type="string">
            <text:p text:style-name="P37"/>
          </table:table-cell>
          <table:table-cell table:style-name="Tabla6.A4" office:value-type="string">
            <text:p text:style-name="P37"/>
          </table:table-cell>
          <table:table-cell table:style-name="Tabla6.A4" office:value-type="string">
            <text:p text:style-name="P37"/>
          </table:table-cell>
          <table:table-cell table:style-name="Tabla6.A4" office:value-type="string">
            <text:p text:style-name="P37"/>
          </table:table-cell>
          <table:table-cell table:style-name="Tabla6.H4" office:value-type="string">
            <text:p text:style-name="P37"/>
          </table:table-cell>
        </table:table-row>
      </table:table>
      <text:p text:style-name="P23"/>
      <text:p text:style-name="P23"/>
      <text:p text:style-name="P24"/>
      <text:p text:style-name="P12"/>
      <text:p text:style-name="P12">1 Diciembre 2016</text:p>
      <text:p text:style-name="P1"/>
      <text:p text:style-name="P11">Yield de la datacard: <text:s/>T2tt__Sm350_Xm225_shapes_bVETO_MT2ll_SR*.txt</text:p>
      <text:p text:style-name="P1"/>
      <text:p text:style-name="P1"/>
      <text:p text:style-name="P1">bVETO <text:s/>: <text:s text:c="3"/>SR1 + <text:s/>SR2 <text:s/>+ SR3</text:p>
      <text:p text:style-name="P1"/>
      <text:p text:style-name="P6">T2tt_350_<text:span text:style-name="T5">2</text:span>25</text:p>
      <text:p text:style-name="P1"/>
      <text:p text:style-name="P8"><text:span text:style-name="T1">ee <text:s text:c="4"/>= <text:s text:c="2"/>15.0172 <text:s text:c="6"/>+ <text:s text:c="6"/>8.82121 <text:s text:c="5"/>+ <text:s text:c="9"/>2.75268 <text:s text:c="5"/>= <text:s text:c="3"/></text:span><text:bookmark text:name="cwos"/>26.59109</text:p>
      <text:p text:style-name="P8"><text:span text:style-name="T1">mm <text:s/>= <text:s text:c="2"/>35.028 <text:s text:c="9"/>+ <text:s text:c="5"/>15.8275 <text:s text:c="6"/>+ <text:s text:c="8"/>4.5505 <text:s text:c="8"/>= <text:s text:c="2"/></text:span><text:bookmark text:name="cwos1"/>55.406</text:p>
      <text:p text:style-name="P8"><text:span text:style-name="T1">em <text:s text:c="3"/>= <text:s text:c="2"/>68.4651 <text:s text:c="6"/>+ <text:s text:c="6"/>38.7898 <text:s text:c="6"/>+ <text:s text:c="8"/>12.0601 <text:s text:c="6"/>= <text:s/></text:span><text:bookmark text:name="cwos2"/>119.315</text:p>
      <text:p text:style-name="P1"/>
      <text:p text:style-name="P6">Ttbar</text:p>
      <text:p text:style-name="P1"/>
      <text:p text:style-name="P8"><text:span text:style-name="T1">ee <text:s text:c="5"/>= <text:s text:c="2"/>508.89 <text:s text:c="7"/>+ <text:s text:c="6"/>109.478 <text:s text:c="5"/>+ <text:s text:c="9"/>23.0929 <text:s text:c="5"/>= <text:s text:c="3"/></text:span><text:bookmark text:name="cwos3"/>641.4609</text:p>
      <text:p text:style-name="P8"><text:span text:style-name="T1">mm <text:s text:c="3"/>= <text:s/>997.455 <text:s text:c="6"/>+ <text:s text:c="6"/>225.889 <text:s text:c="4"/>+ <text:s text:c="9"/>37.9883 <text:s text:c="6"/>= <text:s text:c="2"/></text:span><text:bookmark text:name="cwos4"/>1261.3323</text:p>
      <text:p text:style-name="P8"><text:span text:style-name="T1">em <text:s text:c="4"/>= <text:s text:c="2"/>1820.8 <text:s text:c="7"/>+ <text:s text:c="7"/>370.643 <text:s text:c="5"/>+ <text:s text:c="8"/>66.3917 <text:s text:c="5"/>= <text:s text:c="2"/></text:span><text:bookmark text:name="cwos5"/>2257.8347</text:p>
      <text:p text:style-name="P1"/>
      <text:p text:style-name="P6">ST</text:p>
      <text:p text:style-name="P1"><text:s/></text:p>
      <text:p text:style-name="P8"><text:span text:style-name="T1">ee <text:s text:c="4"/>= <text:s text:c="2"/>123.122 <text:s text:c="7"/>+ <text:s text:c="7"/>8.18703 <text:s text:c="6"/>+ <text:s text:c="7"/>0 <text:s text:c="14"/>= <text:s text:c="3"/></text:span><text:bookmark text:name="cwos6"/>131.30903</text:p>
      <text:p text:style-name="P8"><text:span text:style-name="T1">mm <text:s/>= <text:s text:c="3"/>97.5904 <text:s text:c="7"/>+ <text:s text:c="7"/>45.2357 <text:s text:c="5"/>+ <text:s text:c="7"/>2.00035 <text:s text:c="4"/>= <text:s text:c="3"/></text:span><text:bookmark text:name="cwos7"/>144.82645</text:p>
      <text:p text:style-name="P8"><text:span text:style-name="T1">em <text:s text:c="2"/>= <text:s text:c="3"/>145.944 <text:s text:c="8"/>+ <text:s text:c="7"/>61.5686 <text:s text:c="5"/>+ <text:s text:c="6"/>1.86767 <text:s text:c="4"/>= <text:s text:c="4"/></text:span><text:bookmark text:name="cwos8"/>209.38027</text:p>
      <text:p text:style-name="P1"/>
      <text:p text:style-name="P6">DYJets</text:p>
      <text:p text:style-name="P1"/>
      <text:p text:style-name="P8"><text:span text:style-name="T1">ee <text:s text:c="4"/>= <text:s text:c="3"/>49.5129 <text:s text:c="7"/>+ <text:s text:c="7"/>9.39297 <text:s text:c="6"/>+ <text:s text:c="7"/>0 <text:s text:c="15"/>= <text:s text:c="3"/></text:span><text:bookmark text:name="cwos9"/>18.90587</text:p>
      <text:p text:style-name="P8"><text:span text:style-name="T1">mm <text:s/>= <text:s text:c="3"/>16.3687 <text:s text:c="8"/>+ <text:s text:c="7"/>-0.707896 <text:s text:c="3"/>+ <text:s text:c="5"/>25.4886 <text:s text:c="5"/>= <text:s text:c="4"/></text:span><text:bookmark text:name="cwos10"/>41.149404</text:p>
      <text:p text:style-name="P2">em <text:s text:c="2"/>= <text:s text:c="4"/><text:span text:style-name="T2">0 <text:s text:c="19"/>+ <text:s text:c="7"/>0 <text:s text:c="17"/>+ <text:s text:c="6"/>0 <text:s text:c="16"/>= <text:s text:c="4"/>0</text:span></text:p>
      <text:p text:style-name="P1"/>
      <text:p text:style-name="P6">WW</text:p>
      <text:p text:style-name="P1"/>
      <text:p text:style-name="P8"><text:span text:style-name="T1">ee <text:s text:c="4"/>= <text:s text:c="3"/>79.2588 <text:s text:c="7"/>+ <text:s text:c="8"/>26.7339 <text:s text:c="7"/>+ <text:s text:c="5"/>8.52694 <text:s text:c="6"/>= <text:s text:c="2"/></text:span><text:bookmark text:name="cwos11"/>114.51964</text:p>
      <text:p text:style-name="P8"><text:span text:style-name="T1">mm <text:s/>= <text:s text:c="3"/>152.307 <text:s text:c="8"/>+ <text:s text:c="8"/>52.6979 <text:s text:c="6"/>+ <text:s text:c="6"/>16.4499 <text:s text:c="5"/>= <text:s text:c="3"/></text:span><text:bookmark text:name="cwos12"/>221.4548</text:p>
      <text:p text:style-name="P8"><text:span text:style-name="T1">em <text:s text:c="2"/>= <text:s text:c="4"/>269.139 <text:s text:c="7"/>+ <text:s text:c="9"/>83.3778 <text:s text:c="5"/>+ <text:s text:c="6"/>36.7053 <text:s text:c="5"/>= <text:s text:c="3"/></text:span><text:bookmark text:name="cwos13"/>389.2221</text:p>
      <text:p text:style-name="P1"/>
      <text:p text:style-name="P6">TTV</text:p>
      <text:p text:style-name="P1"/>
      <text:p text:style-name="P8"><text:span text:style-name="T1">ee <text:s text:c="4"/>= <text:s/>1.88433 <text:s text:c="6"/>+ <text:s text:c="9"/>1.71922 <text:s text:c="9"/>+ <text:s text:c="6"/>0.366998 <text:s text:c="5"/>= <text:s text:c="3"/></text:span><text:bookmark text:name="cwos14"/>3.970548</text:p>
      <text:p text:style-name="P8"><text:span text:style-name="T1">mm <text:s/>= <text:s text:c="2"/>5.6525 <text:s text:c="8"/>+ <text:s text:c="9"/>2.60424 <text:s text:c="8"/>+ <text:s text:c="6"/>0.667248 <text:s text:c="6"/>= <text:s text:c="3"/></text:span><text:bookmark text:name="cwos15"/>8.923988</text:p>
      <text:p text:style-name="P8"><text:span text:style-name="T1">em <text:s text:c="2"/>= <text:s text:c="2"/>7.02586 <text:s text:c="7"/>+ <text:s text:c="9"/>2.66947 <text:s text:c="8"/>+ <text:s text:c="6"/>1.66384 <text:s text:c="8"/>= <text:s text:c="2"/></text:span><text:bookmark text:name="cwos16"/>11.35917</text:p>
      <text:p text:style-name="P1"><text:soft-page-break/></text:p>
      <text:p text:style-name="P6">VZ</text:p>
      <text:p text:style-name="P1"/>
      <text:p text:style-name="P8"><text:span text:style-name="T1">ee <text:s text:c="4"/>= <text:s text:c="2"/>0.305762 <text:s text:c="5"/>+ <text:s text:c="6"/>0.011723 <text:s text:c="8"/>+ <text:s text:c="6"/>-0.0163505 <text:s text:c="4"/>= <text:s text:c="3"/></text:span><text:bookmark text:name="cwos17"/>0.3011345</text:p>
      <text:p text:style-name="P8"><text:span text:style-name="T1">mm <text:s/>= <text:s text:c="2"/>0.345264 <text:s text:c="6"/>+ <text:s text:c="5"/>0.113856 <text:s text:c="9"/>+ <text:s text:c="5"/>0.00145571 <text:s text:c="4"/>= <text:s text:c="3"/></text:span><text:bookmark text:name="cwos18"/>0.46057571</text:p>
      <text:p text:style-name="P8"><text:span text:style-name="T1">em <text:s text:c="2"/>= <text:s text:c="2"/>0.00710239 <text:s text:c="3"/>+ <text:s text:c="4"/>0.0239682 <text:s text:c="7"/>+ <text:s text:c="5"/>0.0283225 <text:s text:c="6"/>= <text:s text:c="3"/></text:span><text:bookmark text:name="cwos19"/>0.05939309</text:p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4">Yield de la datacard: <text:s/></text:span>T2tt__Sm350_Xm225_shapes_bSEL_MT2ll_SR*.txt </text:p>
      <text:p text:style-name="P1"/>
      <text:p text:style-name="P1">bSEL <text:s/>: <text:s text:c="3"/>SR1 + <text:s/>SR2 <text:s/>+ SR3</text:p>
      <text:p text:style-name="P1"/>
      <text:p text:style-name="P6">T2tt_350_325</text:p>
      <text:p text:style-name="P1"/>
      <text:p text:style-name="P10"><text:span text:style-name="T1">ee <text:s text:c="4"/><text:tab/>= <text:s text:c="3"/>11.1276 <text:s text:c="2"/>+ 5.69351 <text:s text:c="3"/>+ 2.90925 <text:tab/>= <text:s text:c="2"/></text:span><text:bookmark text:name="cwos34"/>19.73036</text:p>
      <text:p text:style-name="P10"><text:span text:style-name="T1">mm <text:s/><text:tab/>= <text:s text:c="3"/>22.8285 <text:s/>+ <text:s/>9.66214 <text:s text:c="3"/>+ <text:s text:c="2"/>4.1345 <text:tab/>= <text:s text:c="3"/></text:span><text:bookmark text:name="cwos35"/>36.62514</text:p>
      <text:p text:style-name="P10"><text:span text:style-name="T1">em <text:s/><text:tab/>= <text:s text:c="3"/>35.4695 <text:s/>+ <text:s/>19.8178 <text:s text:c="3"/>+ <text:s/>8.56443 <text:s text:c="3"/><text:tab/>= <text:s text:c="3"/></text:span><text:bookmark text:name="cwos36"/>63.85173</text:p>
      <text:p text:style-name="P1"/>
      <text:p text:style-name="P6">Ttbar</text:p>
      <text:p text:style-name="P1"/>
      <text:p text:style-name="P9"><text:span text:style-name="T1">ee <text:s text:c="5"/>= <text:s text:c="3"/>1489.84 <text:s text:c="4"/>+ 306.2 <text:s text:c="6"/>+ <text:s text:c="5"/>44.5099 <text:tab/>= <text:s text:c="2"/></text:span><text:bookmark text:name="cwos20"/>1840.5499</text:p>
      <text:p text:style-name="P9"><text:span text:style-name="T1">mm <text:s text:c="3"/>= <text:s text:c="3"/>3107.84 <text:s text:c="3"/>+ <text:s/>595.262 <text:s text:c="2"/>+ <text:s text:c="4"/>98.9328 <text:s text:c="2"/><text:tab/>= <text:s text:c="2"/></text:span><text:bookmark text:name="cwos21"/>3802.0348</text:p>
      <text:p text:style-name="P9"><text:span text:style-name="T1">em <text:s text:c="4"/>= <text:s text:c="4"/>5442.89 <text:s text:c="3"/>+ <text:s/>1051.89 <text:s text:c="3"/>+ <text:s text:c="3"/>153.202 <text:tab/>= <text:s text:c="2"/></text:span><text:bookmark text:name="cwos22"/>6647.982</text:p>
      <text:p text:style-name="P1"/>
      <text:p text:style-name="P6">ST</text:p>
      <text:p text:style-name="P1"/>
      <text:p text:style-name="P9"><text:span text:style-name="T1">ee <text:s text:c="4"/>= <text:s text:c="4"/>100.761 <text:s text:c="4"/>+ <text:s/>36.6658 <text:s text:c="3"/>+ <text:s text:c="3"/>11.908 <text:tab/>= <text:s text:c="2"/></text:span><text:bookmark text:name="cwos23"/>149.3348</text:p>
      <text:p text:style-name="P9"><text:span text:style-name="T1">mm <text:s/>= <text:s text:c="4"/>226.659 <text:s text:c="4"/>+ <text:s text:c="2"/>35.5601 <text:s text:c="2"/>+ <text:s text:c="4"/>4.27384 <text:tab/>= <text:s text:c="2"/></text:span><text:bookmark text:name="cwos24"/>266.49294</text:p>
      <text:p text:style-name="P9"><text:span text:style-name="T1">em <text:s text:c="2"/>= <text:s text:c="4"/>297.39 <text:s text:c="6"/>+ <text:s text:c="3"/>44.2409 <text:s text:c="2"/>+ <text:s text:c="3"/>28.0809 <text:tab/>= <text:s text:c="2"/></text:span><text:bookmark text:name="cwos25"/>369.7118</text:p>
      <text:p text:style-name="P1"/>
      <text:p text:style-name="P6">DYJets</text:p>
      <text:p text:style-name="P1"/>
      <text:p text:style-name="P3">ee <text:s text:c="4"/>= <text:s text:c="4"/><text:span text:style-name="T3">0 <text:s text:c="14"/>+ <text:s text:c="2"/>0 <text:s text:c="4"/>+ <text:s text:c="2"/>0 <text:s/><text:tab/><text:tab/><text:tab/>= <text:s/>0</text:span></text:p>
      <text:p text:style-name="P3">mm <text:s/>= <text:s text:c="4"/><text:span text:style-name="T3">0.497339 <text:s text:c="2"/>+ <text:s text:c="2"/>0 <text:s text:c="3"/>+ <text:s text:c="2"/>0 <text:s text:c="2"/><text:tab/><text:tab/><text:tab/>= <text:s/>0.497339</text:span></text:p>
      <text:p text:style-name="P3">em <text:s text:c="2"/>= <text:s text:c="4"/><text:span text:style-name="T3">0 <text:s text:c="15"/>+ <text:s text:c="3"/>0 <text:s text:c="3"/>+ <text:s text:c="2"/>0 <text:s/><text:tab/><text:tab/><text:tab/>= <text:s text:c="3"/>0</text:span></text:p>
      <text:p text:style-name="P1"/>
      <text:p text:style-name="P6">WW</text:p>
      <text:p text:style-name="P1"/>
      <text:p text:style-name="P10"><text:span text:style-name="T1">ee <text:s text:c="4"/>= <text:s text:c="3"/>4.85905 <text:s text:c="4"/>+ <text:s text:c="2"/>2.17999 <text:s text:c="2"/>+ <text:s text:c="3"/>0.604466 <text:tab/>= <text:s text:c="2"/></text:span><text:bookmark text:name="cwos26"/>7.643506</text:p>
      <text:p text:style-name="P10"><text:span text:style-name="T1">mm <text:s/>= <text:s text:c="3"/>11.1475 <text:s text:c="4"/>+ <text:s text:c="3"/>4.38709 <text:s text:c="2"/>+ <text:s text:c="3"/>2.90082<text:tab/>= <text:s text:c="2"/></text:span><text:bookmark text:name="cwos27"/>18.43541</text:p>
      <text:p text:style-name="P10"><text:span text:style-name="T1">em <text:s text:c="2"/>= <text:s text:c="4"/>15.491 <text:s text:c="5"/>+ <text:s text:c="4"/>4.89486 <text:s text:c="2"/>+ <text:s text:c="2"/>2.66486<text:tab/>= <text:s text:c="2"/></text:span><text:bookmark text:name="cwos28"/>23.05072</text:p>
      <text:p text:style-name="P1"><text:s/></text:p>
      <text:p text:style-name="P6">TTV</text:p>
      <text:p text:style-name="P1"/>
      <text:p text:style-name="P10"><text:span text:style-name="T1">ee <text:s text:c="4"/>= <text:s text:c="4"/>7.93231 <text:s text:c="2"/>+ <text:s text:c="2"/>3.0651 <text:s text:c="6"/>+ <text:s text:c="4"/>1.1919<text:tab/>= <text:s/></text:span><text:bookmark text:name="cwos29"/>12.18931</text:p>
      <text:p text:style-name="P10"><text:span text:style-name="T1">mm <text:s/>= <text:s text:c="4"/>14.8913 <text:s text:c="2"/>+ <text:s text:c="3"/>7.36394 <text:s text:c="4"/>+ <text:s text:c="3"/>2.02184<text:tab/>= <text:s/></text:span><text:bookmark text:name="cwos30"/>24.27708</text:p>
      <text:p text:style-name="P10"><text:span text:style-name="T1">em <text:s text:c="2"/>= <text:s text:c="4"/>24.5035 <text:s text:c="3"/>+ <text:s text:c="3"/>11.1827 <text:s text:c="4"/>+ <text:s text:c="2"/>4.27446<text:tab/>= <text:s/></text:span><text:bookmark text:name="cwos31"/>39.96066</text:p>
      <text:p text:style-name="P1"/>
      <text:p text:style-name="P6"><text:soft-page-break/>VZ</text:p>
      <text:p text:style-name="P1"/>
      <text:p text:style-name="P10"><text:span text:style-name="T1">ee <text:s text:c="4"/>= <text:s text:c="4"/>0.0925233 <text:s/>+ <text:s text:c="2"/>0 <text:s text:c="10"/>+ <text:s text:c="4"/>0.00823946<text:tab/>= <text:s text:c="2"/></text:span><text:bookmark text:name="cwos32"/>0.10076276</text:p>
      <text:p text:style-name="P10"><text:span text:style-name="T1">mm <text:s/>= <text:s text:c="4"/>0.210575 <text:s text:c="3"/>+ <text:s text:c="2"/>0.1811 <text:s text:c="2"/>+ <text:s text:c="4"/>0.109458<text:tab/>= <text:s/></text:span><text:bookmark text:name="cwos33"/>0.501133</text:p>
      <text:p text:style-name="P1">em <text:s text:c="2"/>= <text:s text:c="4"/><text:span text:style-name="T3">0 <text:s text:c="17"/>+ <text:s/>0 <text:s text:c="12"/>+ <text:s text:c="3"/>0 <text:s text:c="5"/><text:tab/><text:tab/>= 0</text:span></text:p>
      <text:p text:style-name="P1"/>
      <text:p text:style-name="P1"/>
      <text:p text:style-name="P1"/>
      <text:p text:style-name="P1"/>
      <text:p text:style-name="P1"/>
      <text:p text:style-name="P11">bVETO + b SELECTION</text:p>
      <text:p text:style-name="P11"/>
      <text:p text:style-name="P7">T2tt_350_325</text:p>
      <text:p text:style-name="P4"/>
      <text:p text:style-name="P14"><text:span text:style-name="T1">ee <text:s text:c="4"/><text:tab/>= <text:s text:c="3"/>26.59109 <text:s text:c="3"/>+ <text:s text:c="4"/></text:span><text:bookmark text:name="cwos342"/><text:span text:style-name="T1">19.73036<text:tab/>= <text:s text:c="2"/></text:span><text:bookmark text:name="cwos38"/>46.32145</text:p>
      <text:p text:style-name="P14"><text:span text:style-name="T1">mm <text:s/><text:tab/>= <text:s text:c="3"/>55.406 <text:s text:c="7"/>+ <text:s text:c="4"/>36.62514<text:tab/>= <text:s text:c="2"/></text:span><text:bookmark text:name="cwos39"/>92.03114</text:p>
      <text:p text:style-name="P15"><text:span text:style-name="T1">em <text:s/><text:tab/>= <text:s text:c="3"/>119.315 <text:s text:c="5"/>+ <text:s text:c="6"/></text:span><text:bookmark text:name="cwos363"/><text:span text:style-name="T1">63.85173<text:tab/>= <text:s text:c="2"/></text:span><text:bookmark text:name="cwos40"/>183.16673</text:p>
      <text:p text:style-name="P4"/>
      <text:p text:style-name="P7">Ttbar</text:p>
      <text:p text:style-name="P4"/>
      <text:p text:style-name="P14"><text:span text:style-name="T1">ee <text:s text:c="5"/>= <text:s text:c="3"/>641.4609 <text:s text:c="5"/>+ <text:s text:c="3"/>1840.5499<text:tab/>= <text:s text:c="2"/></text:span><text:bookmark text:name="cwos41"/>2482.0108</text:p>
      <text:p text:style-name="P14"><text:span text:style-name="T1">mm <text:s text:c="3"/>= <text:s text:c="2"/>1261.3323 <text:s text:c="3"/>+ <text:s text:c="4"/>3802.0348<text:tab/>= <text:s text:c="2"/></text:span><text:bookmark text:name="cwos42"/>5063.3671</text:p>
      <text:p text:style-name="P14"><text:span text:style-name="T1">em <text:s text:c="4"/>= <text:s text:c="4"/></text:span><text:bookmark text:name="cwos51"/><text:span text:style-name="T1">2257.8347 <text:s text:c="2"/>+ <text:s text:c="4"/>6647.982<text:tab/>= <text:s text:c="2"/></text:span><text:bookmark text:name="cwos43"/>8905.8167</text:p>
      <text:p text:style-name="P4"/>
      <text:p text:style-name="P4"/>
      <text:p text:style-name="P7">ST</text:p>
      <text:p text:style-name="P4"/>
      <text:p text:style-name="P14"><text:span text:style-name="T1">ee <text:s text:c="4"/>= <text:s text:c="4"/>131.30903 <text:s text:c="2"/>+ <text:s text:c="4"/>149.3348<text:tab/><text:tab/>= <text:s text:c="2"/></text:span><text:bookmark text:name="cwos44"/>280.64383</text:p>
      <text:p text:style-name="P14"><text:span text:style-name="T1">mm <text:s/>= <text:s text:c="4"/>144.82645 <text:s text:c="2"/>+ <text:s text:c="4"/>266.49294<text:tab/>= <text:s/></text:span><text:bookmark text:name="cwos45"/>411.31939</text:p>
      <text:p text:style-name="P14"><text:span text:style-name="T1">em <text:s text:c="2"/>= <text:s text:c="4"/>209.38027 <text:s text:c="2"/>+ <text:s text:c="3"/>369.7118 <text:tab/><text:tab/>= <text:s/></text:span><text:bookmark text:name="cwos46"/>579.09207</text:p>
      <text:p text:style-name="P4"/>
      <text:p text:style-name="P7">DYJets</text:p>
      <text:p text:style-name="P4"><text:s/></text:p>
      <text:p text:style-name="P5">ee <text:s text:c="4"/>= <text:s text:c="2"/>18.90587 <text:s text:c="5"/><text:span text:style-name="T4">+ <text:s text:c="2"/>0<text:tab/><text:tab/><text:tab/>= <text:s/></text:span>18.90587 <text:s/></text:p>
      <text:p text:style-name="P14"><text:span text:style-name="T1">mm <text:s/>= <text:s text:c="4"/></text:span><text:bookmark text:name="cwos101"/><text:span text:style-name="T1">41.149404 <text:s/>+ <text:s text:c="2"/>0.497339<text:tab/><text:tab/>= </text:span><text:bookmark text:name="cwos47"/>41.646743</text:p>
      <text:p text:style-name="P4">em <text:s text:c="2"/>= <text:s text:c="4"/><text:span text:style-name="T2"><text:s/>0 <text:s text:c="15"/>+ <text:s text:c="2"/>0<text:tab/><text:tab/><text:tab/>= <text:s/>0</text:span></text:p>
      <text:p text:style-name="P4"><text:tab/></text:p>
      <text:p text:style-name="P7">WW</text:p>
      <text:p text:style-name="P4"/>
      <text:p text:style-name="P14"><text:span text:style-name="T1">ee <text:s text:c="4"/>= <text:s text:c="2"/>114.51964 <text:s text:c="3"/>+ <text:s text:c="3"/>7.643506<text:tab/><text:tab/>= <text:s/></text:span><text:bookmark text:name="cwos48"/>122.163146</text:p>
      <text:p text:style-name="P14"><text:span text:style-name="T1">mm <text:s/>= <text:s text:c="2"/>221.4548 <text:s text:c="5"/>+ <text:s text:c="2"/>18.43541 <text:tab/><text:tab/>= <text:s/></text:span><text:bookmark text:name="cwos49"/>239.89021</text:p>
      <text:p text:style-name="P14"><text:span text:style-name="T1">em <text:s text:c="2"/>= <text:s text:c="3"/></text:span><text:bookmark text:name="cwos131"/><text:span text:style-name="T1">389.2221 <text:s text:c="4"/>+ <text:s text:c="3"/>23.05072 <text:tab/><text:tab/>= <text:s/></text:span><text:bookmark text:name="cwos50"/>412.27282</text:p>
      <text:p text:style-name="P14"><text:s/></text:p>
      <text:p text:style-name="P7">TTV</text:p>
      <text:p text:style-name="P4"/>
      <text:p text:style-name="P14"><text:span text:style-name="T1">ee <text:s text:c="4"/>= <text:s/>3.970548 <text:s text:c="5"/>+ <text:s text:c="3"/>12.18931<text:tab/><text:tab/>= <text:s text:c="2"/></text:span><text:bookmark text:name="cwos52"/>16.159858</text:p>
      <text:p text:style-name="P14"><text:span text:style-name="T1">mm <text:s/>= <text:s text:c="2"/>8.923988 <text:s text:c="4"/>+ <text:s text:c="4"/>24.27708<text:tab/><text:tab/>= <text:s text:c="2"/></text:span><text:bookmark text:name="cwos53"/>33.201068</text:p>
      <text:p text:style-name="P14"><text:span text:style-name="T1">em <text:s text:c="2"/>= <text:s text:c="2"/>11.35917 <text:s text:c="3"/>+ <text:s text:c="4"/>39.96066<text:tab/><text:tab/>= <text:s text:c="2"/></text:span><text:bookmark text:name="cwos54"/>51.31983</text:p>
      <text:p text:style-name="P4"><text:tab/></text:p>
      <text:p text:style-name="P7">VZ</text:p>
      <text:p text:style-name="P4"/>
      <text:p text:style-name="P14"><text:span text:style-name="T1">ee <text:s text:c="4"/>= <text:s text:c="2"/>0.3011345 <text:s text:c="3"/>+ <text:s text:c="4"/>0.10076276<text:tab/>= <text:s text:c="3"/></text:span><text:bookmark text:name="cwos55"/>0.40189726</text:p>
      <text:p text:style-name="P14"><text:soft-page-break/><text:span text:style-name="T1">mm <text:s/>= <text:s text:c="3"/></text:span><text:bookmark text:name="cwos181"/><text:span text:style-name="T1">0.46057571 <text:s/>+ <text:s text:c="3"/>0.501133<text:tab/><text:tab/>= <text:s text:c="3"/></text:span><text:bookmark text:name="cwos56"/>0.96170871</text:p>
      <text:p text:style-name="P5">em <text:s text:c="2"/>= <text:s text:c="3"/><text:bookmark text:name="cwos191"/>0.05939309 <text:s/><text:span text:style-name="T4">+ <text:s text:c="3"/>0 <text:tab/><text:tab/><text:tab/>= <text:s text:c="3"/></text:span>0.05939309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2:38:01.561962646</meta:creation-date>
    <dc:date>2016-12-07T20:51:44.394179500</dc:date>
    <meta:editing-duration>PT7H26M30S</meta:editing-duration>
    <meta:editing-cycles>27</meta:editing-cycles>
    <meta:generator>LibreOffice/4.2.8.2$Linux_X86_64 LibreOffice_project/420m0$Build-2</meta:generator>
    <meta:document-statistic meta:table-count="6" meta:image-count="0" meta:object-count="0" meta:page-count="5" meta:paragraph-count="258" meta:word-count="772" meta:character-count="5403" meta:non-whitespace-character-count="3151"/>
  </office:meta>
</office:document-meta>
</file>